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252in" fo:margin-bottom="0.1252in" loext:contextual-spacing="false" fo:line-height="100%"/>
    </style:style>
    <style:style style:name="P2" style:family="paragraph" style:parent-style-name="Standard" style:list-style-name="WWNum7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0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Heading_20_1" style:master-page-name="Standard">
      <style:paragraph-properties fo:margin-top="0.3335in" fo:margin-bottom="0.0835in" loext:contextual-spacing="false" fo:line-height="100%" fo:text-align="start" style:justify-single-word="false" style:page-number="1" fo:keep-with-next="auto"/>
    </style:style>
    <style:style style:name="P37" style:family="paragraph" style:parent-style-name="Heading_20_2">
      <style:paragraph-properties fo:margin-top="0.25in" fo:margin-bottom="0.0555in" loext:contextual-spacing="false" fo:line-height="100%" fo:keep-with-next="auto"/>
    </style:style>
    <style:style style:name="P38" style:family="paragraph" style:parent-style-name="Heading_20_3">
      <style:paragraph-properties fo:margin-top="0.1945in" fo:margin-bottom="0.0555in" loext:contextual-spacing="false" fo:line-height="100%" fo:keep-with-next="auto"/>
    </style:style>
    <style:style style:name="T1" style:family="text">
      <style:text-properties fo:font-variant="normal" fo:text-transform="none" fo:font-size="23pt" fo:font-weight="bold" style:font-size-asian="23pt" style:font-weight-asian="bold" style:font-size-complex="23pt"/>
    </style:style>
    <style:style style:name="T2" style:family="text">
      <style:text-properties fo:font-size="17pt" fo:font-style="normal" fo:font-weight="bold" style:font-size-asian="17pt" style:font-style-asian="normal" style:font-weight-asian="bold" style:font-size-complex="17pt"/>
    </style:style>
    <style:style style:name="T3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xch2dy41m0di"/><text:span text:style-name="T1">Technical Documentation - MercadoLibre Challenge</text:span></text:p>
      <text:p text:style-name="P37"><text:bookmark text:name="_4t9kx22h0p73"/><text:span text:style-name="T2">1. Design Choices</text:span></text:p>
      <text:p text:style-name="P38"><text:bookmark text:name="_xc92qydxf8kk"/><text:span text:style-name="T3">1.1 Overall Architecture</text:span></text:p>
      <text:p text:style-name="P1">The project was structured following a clear separation architecture between frontend and backend, enabling scalability and maintainability. Communication between layers is performed through RESTful APIs, following modern API design principles.</text:p>
      <text:p text:style-name="P38"><text:bookmark text:name="_vjlh7rs8yrt"/><text:span text:style-name="T3">1.2 Backend - Java with Spring Boot</text:span></text:p>
      <text:p text:style-name="P1"><text:span text:style-name="T4">Main Technologies:</text:span></text:p>
      <text:list xml:id="list1520496635" text:style-name="WWNum7">
        <text:list-item>
          <text:p text:style-name="P2"><text:span text:style-name="T4">Java + Spring Boot</text:span>: Chosen for its robustness, mature ecosystem, and ease of REST API development</text:p>
        </text:list-item>
        <text:list-item>
          <text:p text:style-name="P13"><text:span text:style-name="T4">Spring Web</text:span>: For creating RESTful endpoints</text:p>
        </text:list-item>
        <text:list-item>
          <text:p text:style-name="P13"><text:span text:style-name="T4">Spring Boot Test</text:span>: Integrated testing framework</text:p>
        </text:list-item>
        <text:list-item>
          <text:p text:style-name="P13"><text:span text:style-name="T4">JaCoCo</text:span>: Code coverage tool to ensure the minimum 80% requirement</text:p>
        </text:list-item>
        <text:list-item>
          <text:p text:style-name="P24"><text:span text:style-name="T4">Jackson</text:span>: For JSON serialization/deserialization</text:p>
        </text:list-item>
      </text:list>
      <text:p text:style-name="P1"><text:span text:style-name="T4">Architectural Decisions:</text:span></text:p>
      <text:list xml:id="list403563061" text:style-name="WWNum6">
        <text:list-item>
          <text:p text:style-name="P3"><text:span text:style-name="T4">No Lombok</text:span>: I opted not to use Lombok to keep the code more explicit and readable, facilitating understanding during technical evaluation</text:p>
        </text:list-item>
        <text:list-item>
          <text:p text:style-name="P14"><text:span text:style-name="T4">JSON Persistence</text:span>: As requested, I implemented a local persistence system using JSON files to simulate a database</text:p>
        </text:list-item>
        <text:list-item>
          <text:p text:style-name="P14"><text:span text:style-name="T4">Layered Structure</text:span>:</text:p>
          <text:list>
            <text:list-item>
              <text:p text:style-name="P35">Controllers for API exposure</text:p>
            </text:list-item>
            <text:list-item>
              <text:p text:style-name="P35">Services for business logic</text:p>
            </text:list-item>
            <text:list-item>
              <text:p text:style-name="P35">Repositories for data access</text:p>
            </text:list-item>
            <text:list-item>
              <text:p text:style-name="P35">DTOs for data transfer</text:p>
            </text:list-item>
          </text:list>
        </text:list-item>
        <text:list-item>
          <text:p text:style-name="P14"><text:span text:style-name="T4">Error Handling</text:span>: Implementation of global exception handling with standardized responses</text:p>
        </text:list-item>
        <text:list-item>
          <text:p text:style-name="P25"><text:span text:style-name="T4">Validations</text:span>: Use of Bean Validation to ensure data integrity</text:p>
        </text:list-item>
      </text:list>
      <text:p text:style-name="P38"><text:bookmark text:name="_mw4vw5x9gxlo"/><text:span text:style-name="T3">1.3 Frontend - React with Next.js</text:span></text:p>
      <text:p text:style-name="P1"><text:span text:style-name="T4">Main Technologies:</text:span></text:p>
      <text:list xml:id="list1408573195" text:style-name="WWNum10">
        <text:list-item>
          <text:p text:style-name="P4"><text:span text:style-name="T4">React + Next.js</text:span>: Chosen for familiarity and capability to create modern web applications with good performance</text:p>
        </text:list-item>
        <text:list-item>
          <text:p text:style-name="P15"><text:span text:style-name="T4">CSS Modules/Styled Components</text:span>: For componentized styling</text:p>
        </text:list-item>
        <text:list-item>
          <text:p text:style-name="P15"><text:soft-page-break/><text:span text:style-name="T4">Axios</text:span>: For backend API communication</text:p>
        </text:list-item>
        <text:list-item>
          <text:p text:style-name="P26"><text:span text:style-name="T4">React Testing Library</text:span>: For component testing</text:p>
        </text:list-item>
      </text:list>
      <text:p text:style-name="P1"><text:span text:style-name="T4">Design Decisions:</text:span></text:p>
      <text:list xml:id="list2108588991" text:style-name="WWNum2">
        <text:list-item>
          <text:p text:style-name="P5"><text:span text:style-name="T4">Componentization</text:span>: Creation of reusable components for different page sections (ImageGallery, ProductInfo, PaymentMethods, etc.)</text:p>
        </text:list-item>
        <text:list-item>
          <text:p text:style-name="P16"><text:span text:style-name="T4">Responsiveness</text:span>: Mobile-first design following MercadoLibre visual patterns</text:p>
        </text:list-item>
        <text:list-item>
          <text:p text:style-name="P16"><text:span text:style-name="T4">Local State</text:span>: State management using React hooks (useState, useEffect)</text:p>
        </text:list-item>
        <text:list-item>
          <text:p text:style-name="P27"><text:span text:style-name="T4">Folder Structure</text:span>: Clear organization separating components, pages, styles, and utilities</text:p>
        </text:list-item>
      </text:list>
      <text:p text:style-name="P38"><text:bookmark text:name="_nr0mehlw5alv"/><text:span text:style-name="T3">1.4 Visual Design</text:span></text:p>
      <text:p text:style-name="P1">The interface was developed to faithfully replicate MercadoLibre's design, including:</text:p>
      <text:list xml:id="list3116587241" text:style-name="WWNum1">
        <text:list-item>
          <text:p text:style-name="P6">Two-column layout (images on the left, information on the right)</text:p>
        </text:list-item>
        <text:list-item>
          <text:p text:style-name="P17">Image gallery with navigation</text:p>
        </text:list-item>
        <text:list-item>
          <text:p text:style-name="P17">Highlighted pricing section</text:p>
        </text:list-item>
        <text:list-item>
          <text:p text:style-name="P17">Seller information</text:p>
        </text:list-item>
        <text:list-item>
          <text:p text:style-name="P17">Payment methods</text:p>
        </text:list-item>
        <text:list-item>
          <text:p text:style-name="P17">Product characteristics section</text:p>
        </text:list-item>
        <text:list-item>
          <text:p text:style-name="P28">Responsive design for different screen sizes</text:p>
        </text:list-item>
      </text:list>
      <text:p text:style-name="P37"><text:bookmark text:name="_jl1elswwhies"/><text:span text:style-name="T2">2. Challenges Faced and Solutions</text:span></text:p>
      <text:p text:style-name="P38"><text:bookmark text:name="_x0790khkzgq5"/><text:span text:style-name="T3">2.1 Data Persistence Without Database</text:span></text:p>
      <text:p text:style-name="P1"><text:span text:style-name="T4">Challenge</text:span>: Implement persistence using only local JSON/CSV files as specified.</text:p>
      <text:p text:style-name="P1"><text:span text:style-name="T4">Solution</text:span>: I developed a repository system that simulates database operations:</text:p>
      <text:list xml:id="list259390759" text:style-name="WWNum9">
        <text:list-item>
          <text:p text:style-name="P7">Creation of a generic Repository interface</text:p>
        </text:list-item>
        <text:list-item>
          <text:p text:style-name="P18">Implementation of FileSystemRepository that manages JSON files</text:p>
        </text:list-item>
        <text:list-item>
          <text:p text:style-name="P18">In-memory cache system for better performance</text:p>
        </text:list-item>
        <text:list-item>
          <text:p text:style-name="P29">Concurrency handling to avoid data corruption</text:p>
        </text:list-item>
      </text:list>
      <text:p text:style-name="P38"><text:bookmark text:name="_7909itdg7xos"/><text:span text:style-name="T3">2.2 Backend Test Coverage</text:span></text:p>
      <text:p text:style-name="P1"><text:span text:style-name="T4">Challenge</text:span>: Achieve at least 80% code coverage as required.</text:p>
      <text:p text:style-name="P1"><text:soft-page-break/><text:span text:style-name="T4">Solution</text:span>:</text:p>
      <text:list xml:id="list526565251" text:style-name="WWNum4">
        <text:list-item>
          <text:p text:style-name="P8">Implementation of unit tests for all layers (Controllers, Services, Repositories)</text:p>
        </text:list-item>
        <text:list-item>
          <text:p text:style-name="P19">Integration tests to validate complete API flow</text:p>
        </text:list-item>
        <text:list-item>
          <text:p text:style-name="P19">JaCoCo configuration with detailed reports</text:p>
        </text:list-item>
        <text:list-item>
          <text:p text:style-name="P30">Test strategy covering positive and negative scenarios, including error handling</text:p>
        </text:list-item>
      </text:list>
      <text:p text:style-name="P38"><text:bookmark text:name="_weaisswel8s4"/><text:span text:style-name="T3">2.3 Frontend Testing</text:span></text:p>
      <text:p text:style-name="P1"><text:span text:style-name="T4">Challenge</text:span>: Less familiarity with React/Next.js testing.</text:p>
      <text:p text:style-name="P1"><text:span text:style-name="T4">Solution</text:span>:</text:p>
      <text:list xml:id="list1759681628" text:style-name="WWNum8">
        <text:list-item>
          <text:p text:style-name="P9">Study and implementation of tests using React Testing Library</text:p>
        </text:list-item>
        <text:list-item>
          <text:p text:style-name="P20">Focus on component rendering tests</text:p>
        </text:list-item>
        <text:list-item>
          <text:p text:style-name="P20">User interaction tests (clicks, navigation)</text:p>
        </text:list-item>
        <text:list-item>
          <text:p text:style-name="P20">API call mocking</text:p>
        </text:list-item>
        <text:list-item>
          <text:p text:style-name="P31">Test environment configuration with Jest</text:p>
        </text:list-item>
      </text:list>
      <text:p text:style-name="P38"><text:bookmark text:name="_b1a11kxhghlt"/><text:span text:style-name="T3">2.4 Faithful MercadoLibre Design Replication</text:span></text:p>
      <text:p text:style-name="P1"><text:span text:style-name="T4">Challenge</text:span>: Accurately reproduce MercadoLibre's complex visual interface.</text:p>
      <text:p text:style-name="P1"><text:span text:style-name="T4">Solution</text:span>:</text:p>
      <text:list xml:id="list2251951926" text:style-name="WWNum3">
        <text:list-item>
          <text:p text:style-name="P10">Detailed analysis of visual elements from the reference page</text:p>
        </text:list-item>
        <text:list-item>
          <text:p text:style-name="P21">Gradual implementation by sections (images, prices, seller, etc.)</text:p>
        </text:list-item>
        <text:list-item>
          <text:p text:style-name="P21">Use of CSS Grid and Flexbox for responsive layouts</text:p>
        </text:list-item>
        <text:list-item>
          <text:p text:style-name="P21">Implementation of functional image gallery with navigation</text:p>
        </text:list-item>
        <text:list-item>
          <text:p text:style-name="P32">Fine-tuning of colors, spacing, and typography</text:p>
        </text:list-item>
      </text:list>
      <text:p text:style-name="P38"><text:bookmark text:name="_m2qsdtsgkkb"/><text:span text:style-name="T3">2.5 Frontend-Backend Integration</text:span></text:p>
      <text:p text:style-name="P1"><text:span text:style-name="T4">Challenge</text:span>: Ensure efficient communication between both applications.</text:p>
      <text:p text:style-name="P1"><text:span text:style-name="T4">Solution</text:span>:</text:p>
      <text:list xml:id="list1635781830" text:style-name="WWNum5">
        <text:list-item>
          <text:p text:style-name="P11">Proper CORS configuration in the backend</text:p>
        </text:list-item>
        <text:list-item>
          <text:p text:style-name="P22">Implementation of HTTP interceptors for error handling</text:p>
        </text:list-item>
        <text:list-item>
          <text:p text:style-name="P22"><text:soft-page-break/>API response standardization (consistent format)</text:p>
        </text:list-item>
        <text:list-item>
          <text:p text:style-name="P22">Loading and error state handling in the frontend</text:p>
        </text:list-item>
        <text:list-item>
          <text:p text:style-name="P33">Clear documentation of available endpoints</text:p>
        </text:list-item>
      </text:list>
      <text:p text:style-name="P38"><text:bookmark text:name="_xlci3t897z2h"/><text:span text:style-name="T3">2.6 Documentation and Code Quality</text:span></text:p>
      <text:p text:style-name="P1"><text:span text:style-name="T4">Challenge</text:span>: Maintain well-documented and structured code.</text:p>
      <text:p text:style-name="P1"><text:span text:style-name="T4">Solution</text:span>:</text:p>
      <text:list xml:id="list1420091818" text:style-name="WWNum11">
        <text:list-item>
          <text:p text:style-name="P12">Implementation of JavaDoc comments in the backend</text:p>
        </text:list-item>
        <text:list-item>
          <text:p text:style-name="P23">Detailed README.md with execution instructions</text:p>
        </text:list-item>
        <text:list-item>
          <text:p text:style-name="P23">Clear and descriptive commit structure</text:p>
        </text:list-item>
        <text:list-item>
          <text:p text:style-name="P23">Consistent code formatting configuration</text:p>
        </text:list-item>
        <text:list-item>
          <text:p text:style-name="P34">Clear separation of responsibilities between classes and components</text:p>
        </text:list-item>
      </text:list>
      <text:p text:style-name="P37"><text:bookmark text:name="_y7rjwz8lbpcl"/><text:span text:style-name="T2">Conclusion</text:span></text:p>
      <text:p text:style-name="P1">The project was developed with focus on quality, testability, and adherence to technical requirements. Technology choices prioritized robustness (Java/Spring Boot) in the backend and development ease (React/Next.js) in the frontend, resulting in a functional application that faithfully replicates the MercadoLibre experience.</text:p>
      <text:p text:style-name="P1">The implementation meets all specified functional and non-functional requirements, including 80% test coverage, proper error handling, and complete documenta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center" style:justify-single-word="false" fo:text-indent="0in" style:auto-text-indent="false" fo:break-before="auto" fo:break-after="auto" fo:keep-with-next="always"/>
      <style:text-properties fo:font-variant="small-caps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break-before="auto" fo:break-after="auto" fo:keep-with-next="always"/>
      <style:text-properties fo:font-style="italic" style:font-style-asian="italic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 fo:break-before="auto" fo:break-after="auto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5in" style:auto-text-indent="false" fo:break-before="auto" fo:break-after="auto" fo:keep-with-next="always"/>
      <style:text-properties fo:font-size="9pt" fo:font-style="italic" style:font-size-asian="9pt" style:font-style-asian="italic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3in" fo:margin-right="0in" fo:margin-top="0.1665in" fo:margin-bottom="0.0417in" loext:contextual-spacing="false" fo:line-height="100%" fo:text-indent="-0.5in" style:auto-text-indent="false" fo:break-before="auto" fo:break-after="auto"/>
      <style:text-properties fo:font-size="9pt" style:font-size-asian="9pt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8in" fo:margin-right="0in" fo:margin-top="0.1665in" fo:margin-bottom="0.0417in" loext:contextual-spacing="false" fo:line-height="100%" fo:text-indent="-0.5in" style:auto-text-indent="false" fo:break-before="auto" fo:break-after="auto"/>
      <style:text-properties fo:font-size="8pt" fo:font-style="italic" style:font-size-asian="8pt" style:font-style-asian="italic" style:font-size-complex="8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1" meta:word-count="685" meta:character-count="4904" meta:non-whitespace-character-count="4367"/>
    <meta:generator>LibreOfficeDev/6.0.5.2$Linux_X86_64 LibreOffice_project/</meta:generator>
  </office:meta>
</office:document-meta>
</file>